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D0000024D2DC22380836D4E19.png" manifest:media-type="image/png"/>
  <manifest:file-entry manifest:full-path="Pictures/1000074F00003CDE00003CDE07CFA24A33F7649E.svg" manifest:media-type="image/svg+xml"/>
  <manifest:file-entry manifest:full-path="Pictures/100003660000388E0000388EC0DD5B4ED882A064.svg" manifest:media-type="image/svg+xml"/>
  <manifest:file-entry manifest:full-path="Pictures/100002010000022300000223ABBED34375E526E6.png" manifest:media-type="image/png"/>
  <manifest:file-entry manifest:full-path="Pictures/100002010000031E00000273ED3DB906B79EBE2B.png" manifest:media-type="image/png"/>
  <manifest:file-entry manifest:full-path="Pictures/100007900000000000000000C4D7093B59F8A554.svg" manifest:media-type="image/svg+xml"/>
  <manifest:file-entry manifest:full-path="Pictures/100004B60000C5AA00009B55F2E566281C20F136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4" svg:font-family="Calibri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3" svg:font-family="Calibri" style:font-family-generic="modern" style:font-pitch="variable"/>
    <style:font-face style:name="Noto Sans CJK SC Regular1" svg:font-family="'Noto Sans CJK SC Regular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draw:fill="solid" draw:fill-color="#4db6ac" draw:textarea-vertical-align="middle" draw:auto-grow-height="false" draw:fit-to-size="false" fo:min-height="1.41cm" fo:min-width="11.625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71cm" draw:fill="solid" draw:fill-color="#4db6ac" draw:textarea-vertical-align="middle" draw:auto-grow-height="false" draw:fit-to-size="false" fo:min-height="5.567cm" fo:min-width="5.225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71cm" draw:fill="solid" draw:fill-color="#6a5acd" draw:textarea-vertical-align="middle" draw:auto-grow-height="false" draw:fit-to-size="false" fo:min-height="21.52cm" fo:min-width="5.225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1cm" fo:min-width="11.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75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15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1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>
      <style:graphic-properties style:protect="size"/>
    </style:style>
    <style:style style:name="pr1" style:family="presentation" style:parent-style-name="Diapositive_20_de_20_titre-notes">
      <style:graphic-properties draw:fill-color="#ffffff" fo:min-height="13.364cm"/>
    </style:style>
    <style:style style:name="P1" style:family="paragraph">
      <loext:graphic-properties draw:fill="solid" draw:fill-color="#4db6ac"/>
      <style:paragraph-properties fo:text-align="start" style:font-independent-line-spacing="true"/>
      <style:text-properties fo:font-size="18pt"/>
    </style:style>
    <style:style style:name="P2" style:family="paragraph">
      <loext:graphic-properties draw:fill="solid" draw:fill-color="#6a5acd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50%" fo:text-align="start" fo:text-indent="0cm" style:punctuation-wrap="simple" style:writing-mode="lr-tb"/>
      <style:text-properties fo:hyphenate="false"/>
    </style:style>
    <style:style style:name="P6" style:family="paragraph">
      <style:paragraph-properties fo:margin-left="0cm" fo:margin-right="0cm" fo:text-indent="0cm" style:punctuation-wrap="hanging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ffffff" fo:font-size="14pt" style:font-size-asian="14pt" style:font-size-complex="14pt"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fo:font-size="26pt" style:font-size-asian="26pt" style:font-size-complex="26pt" fo:hyphenate="false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size="11pt" fo:font-style="italic" style:font-size-asian="11pt" style:font-style-asian="italic" style:font-size-complex="11pt" style:font-style-complex="italic"/>
    </style:style>
    <style:style style:name="P14" style:family="paragraph">
      <style:paragraph-properties fo:margin-left="0cm" fo:margin-right="0cm" fo:text-indent="0cm" style:punctuation-wrap="hanging"/>
      <style:text-properties fo:color="#ffffff" fo:font-size="14pt" style:font-size-asian="14pt" style:font-size-complex="14pt"/>
    </style:style>
    <style:style style:name="P15" style:family="paragraph">
      <style:paragraph-properties fo:margin-left="0cm" fo:margin-right="0cm" fo:text-indent="0cm" style:punctuation-wrap="hanging"/>
      <style:text-properties fo:color="#ffffff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ffffff" fo:hyphenate="fals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ffffff" fo:hyphenate="false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bold" style:font-name-asian="Calibri4" style:font-size-asian="9pt" style:font-style-asian="normal" style:font-weight-asian="bold" style:font-name-complex="Arial" style:font-size-complex="9pt" style:font-style-complex="normal" style:font-weight-complex="bold"/>
    </style:style>
    <style:style style:name="T5" style:family="text">
      <style:text-properties fo:color="#00aae6" style:font-name="Arial" fo:font-size="12pt" fo:font-weight="bold" style:font-size-asian="12pt" style:font-weight-asian="bold" style:font-name-complex="Arial" style:font-size-complex="12pt" style:font-weight-complex="bold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1pt" fo:letter-spacing="normal" fo:font-style="normal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9" style:family="text">
      <style:text-properties fo:font-variant="normal" fo:text-transform="none" fo:color="#00aae6" style:text-line-through-style="none" style:text-line-through-type="none" style:text-position="0% 100%" style:font-name="Arial" fo:font-size="11pt" fo:letter-spacing="normal" fo:font-style="normal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0.5pt" fo:letter-spacing="normal" fo:font-style="normal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2" style:family="text">
      <style:text-properties fo:font-size="11pt" fo:font-style="italic" style:font-size-asian="11pt" style:font-style-asian="italic" style:font-size-complex="11pt" style:font-style-complex="italic"/>
    </style:style>
    <style:style style:name="T13" style:family="text">
      <style:text-properties fo:color="#ffffff" style:font-name="Arial" fo:font-size="14pt" fo:font-weight="bold" style:font-size-asian="14pt" style:font-weight-asian="bold" style:font-name-complex="Arial" style:font-size-complex="14pt" style:font-weight-complex="bold"/>
    </style:style>
    <style:style style:name="T14" style:family="text">
      <style:text-properties fo:color="#ffffff" style:font-name="Arial" fo:font-size="11pt" fo:font-weight="bold" style:font-size-asian="11pt" style:font-weight-asian="bold" style:font-name-complex="Arial" style:font-size-complex="11pt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" fo:font-size="11pt" fo:letter-spacing="normal" fo:font-style="normal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" fo:font-size="10.5pt" fo:letter-spacing="normal" fo:font-style="normal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custom-shape draw:name="Rectangle 9" draw:style-name="gr1" draw:text-style-name="P1" draw:layer="layout" svg:width="12.124cm" svg:height="1.659cm" svg:x="6.276cm" svg:y="0.2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" draw:text-style-name="P1" draw:layer="layout" svg:width="5.724cm" svg:height="5.816cm" svg:x="-0.04cm" svg:y="-0.0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" draw:text-style-name="P2" draw:layer="layout" svg:width="5.724cm" svg:height="21.769cm" svg:x="-0.04cm" svg:y="5.7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9" draw:style-name="gr4" draw:text-style-name="P4" draw:layer="layout" svg:width="4.868cm" svg:height="1.013cm" svg:x="0.427cm" svg:y="0.457cm">
          <text:p text:style-name="P3"><text:span text:style-name="T1">Mehdi Lefeuv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0" draw:style-name="gr4" draw:text-style-name="P4" draw:layer="layout" svg:width="2.836cm" svg:height="0.674cm" svg:x="1.018cm" svg:y="1.895cm">
          <text:p text:style-name="P3"><text:span text:style-name="T2">06 66 31 59 4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1" draw:style-name="gr4" draw:text-style-name="P4" draw:layer="layout" svg:width="4.643cm" svg:height="0.632cm" svg:x="1.027cm" svg:y="3.301cm">
          <text:p text:style-name="P3"><text:span text:style-name="T3">mehdi.lefeuvre@gmai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2" draw:style-name="gr4" draw:text-style-name="P4" draw:layer="layout" svg:width="3.458cm" svg:height="0.632cm" svg:x="1.092cm" svg:y="4.636cm">
          <text:p text:style-name="P5"><text:span text:style-name="T4">Région toulousa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2" draw:style-name="gr4" draw:text-style-name="P7" draw:layer="layout" svg:width="2.81cm" svg:height="0.758cm" svg:x="5.986cm" svg:y="5.032cm">
          <text:p text:style-name="P6"><text:span text:style-name="T5">Form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9" draw:style-name="gr4" draw:text-style-name="P4" draw:layer="layout" svg:width="6.502cm" svg:height="0.758cm" svg:x="5.986cm" svg:y="17.99cm">
          <text:p text:style-name="P6"><text:span text:style-name="T5">Expériences</text:span><text:span text:style-name="T6"> </text:span><text:span text:style-name="T5">professionnel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3" draw:style-name="gr4" draw:text-style-name="P9" draw:layer="layout" svg:width="4.44cm" svg:height="0.841cm" svg:x="0.2cm" svg:y="19.359cm">
          <text:p text:style-name="P8"><text:span text:style-name="T7">Centres </text:span><text:span text:style-name="T7">d’intérê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3" draw:style-name="gr4" draw:text-style-name="P4" draw:layer="layout" svg:width="2.578cm" svg:height="0.716cm" svg:x="5.936cm" svg:y="24.884cm">
          <text:p text:style-name="P3"><text:span text:style-name="T8">2012 - 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4" draw:text-style-name="P4" draw:layer="layout" svg:width="10.125cm" svg:height="2.048cm" svg:x="8.483cm" svg:y="24.875cm">
          <text:p text:style-name="P3"><text:span text:style-name="T9">Technicien </text:span><text:span text:style-name="T9">de </text:span><text:span text:style-name="T9">production </text:span><text:span text:style-name="T9">en </text:span><text:span text:style-name="T9">cartograph</text:span><text:span text:style-name="T9">ie </text:span><text:span text:style-name="T9">forestière</text:span></text:p>
          <text:p text:style-name="P3"><text:span text:style-name="T10">Durée : 7 </text:span><text:span text:style-name="T10">mois, Lieu : </text:span><text:span text:style-name="T10">Airbus DS</text:span></text:p>
          <text:p text:style-name="P3"><text:span text:style-name="T10">Analyse </text:span><text:span text:style-name="T10">historique et </text:span><text:span text:style-name="T10">cartographi</text:span><text:span text:style-name="T10">e de la </text:span><text:span text:style-name="T10">déforestatio</text:span><text:span text:style-name="T10">n et</text:span></text:p>
          <text:p text:style-name="P3"><text:span text:style-name="T10">de la </text:span><text:span text:style-name="T10">dégradation </text:span><text:span text:style-name="T10">forestière </text:span><text:span text:style-name="T10">dans le </text:span><text:span text:style-name="T10">bassin du </text:span><text:span text:style-name="T10">Cong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5" draw:style-name="gr5" draw:text-style-name="P11" draw:layer="layout" svg:width="11.924cm" svg:height="1.351cm" svg:x="6.376cm" svg:y="0.357cm">
          <text:p text:style-name="P10"><text:span text:style-name="T11">Développeur Web </text:span><text:span text:style-name="T11">Full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3" draw:layer="layout" svg:width="12.652cm" svg:height="2.411cm" svg:x="6.2cm" svg:y="2.341cm">
          <draw:text-box>
            <text:p text:style-name="P12"><text:span text:style-name="T12">Actuellement en </text:span><text:span text:style-name="T12">formation de </text:span><text:span text:style-name="T12">développeur logiciel. Je </text:span><text:span text:style-name="T12">suis curieux,</text:span></text:p>
            <text:p text:style-name="P12"><text:span text:style-name="T12">créatif, organisé &amp; </text:span><text:span text:style-name="T12">autonome. Je </text:span><text:span text:style-name="T12">recherche un emploi de </text:span><text:span text:style-name="T12">développeur </text:span></text:p>
            <text:p text:style-name="P12"><text:span text:style-name="T12">junior dans la région </text:span><text:span text:style-name="T12">toulousaine. J’apprécie </text:span><text:span text:style-name="T12">particulièrement les </text:span></text:p>
            <text:p text:style-name="P12"><text:span text:style-name="T12">technologies comme </text:span><text:span text:style-name="T12">React, Express, </text:span><text:span text:style-name="T12">GraphQL et le NoSQL.</text:span></text:p>
          </draw:text-box>
        </draw:frame>
        <draw:custom-shape draw:name="ZoneTexte 42" draw:style-name="gr4" draw:text-style-name="P9" draw:layer="layout" svg:width="3.746cm" svg:height="0.841cm" svg:x="0.254cm" svg:y="6.044cm">
          <text:p text:style-name="P14"><text:span text:style-name="T13">Compét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3" draw:style-name="gr4" draw:text-style-name="P7" draw:layer="layout" svg:width="2.578cm" svg:height="0.716cm" svg:x="5.937cm" svg:y="22.884cm">
          <text:p text:style-name="P3"><text:span text:style-name="T8">2013 -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4" draw:text-style-name="P7" draw:layer="layout" svg:width="10.096cm" svg:height="2.048cm" svg:x="8.506cm" svg:y="22.875cm">
          <text:p text:style-name="P3"><text:span text:style-name="T9">Expert SIG en gestion des risques naturels</text:span></text:p>
          <text:p text:style-name="P3"><text:span text:style-name="T10">Durée : 14 mois, Lieu : Airbus DS</text:span></text:p>
          <text:p text:style-name="P3"><text:span text:style-name="T10">Développement d’outils d’analyse cartographique et</text:span></text:p>
          <text:p text:style-name="P3"><text:span text:style-name="T10">formation des utilisateurs sur un projet européen (IncREO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3" draw:style-name="gr4" draw:text-style-name="P7" draw:layer="layout" svg:width="2.578cm" svg:height="0.716cm" svg:x="5.938cm" svg:y="20.884cm">
          <text:p text:style-name="P3"><text:span text:style-name="T8">2015 -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4" draw:text-style-name="P7" draw:layer="layout" svg:width="9.643cm" svg:height="2.048cm" svg:x="8.533cm" svg:y="20.875cm">
          <text:p text:style-name="P3"><text:span text:style-name="T9">Ingénieur en développement logiciel</text:span></text:p>
          <text:p text:style-name="P3"><text:span text:style-name="T10">Durée : 8 mois, Lieu : Airbus DS</text:span></text:p>
          <text:p text:style-name="P3"><text:span text:style-name="T10">Développement de solutions logicielles cartographiques,</text:span></text:p>
          <text:p text:style-name="P3"><text:span text:style-name="T10">traitement d’image satellites et Alpha testing de logici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3" draw:style-name="gr4" draw:text-style-name="P7" draw:layer="layout" svg:width="2.578cm" svg:height="0.716cm" svg:x="5.938cm" svg:y="18.984cm">
          <text:p text:style-name="P3"><text:span text:style-name="T8">2016 -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4" draw:text-style-name="P7" draw:layer="layout" svg:width="10.506cm" svg:height="2.048cm" svg:x="8.504cm" svg:y="18.975cm">
          <text:p text:style-name="P3"><text:span text:style-name="T9">Support technique sur solution cartographique web</text:span></text:p>
          <text:p text:style-name="P3"><text:span text:style-name="T10">Durée : 18 mois, Lieu : Airbus DS</text:span></text:p>
          <text:p text:style-name="P3"><text:span text:style-name="T10">Qualification opérationnelle des portails web, reporting de</text:span></text:p>
          <text:p text:style-name="P3"><text:span text:style-name="T10">bugs, Rédaction FAQ et des spécifications de développ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3" draw:style-name="gr4" draw:text-style-name="P7" draw:layer="layout" svg:width="2.578cm" svg:height="0.716cm" svg:x="5.937cm" svg:y="15.584cm">
          <text:p text:style-name="P3"><text:span text:style-name="T8">2006 - 20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4" draw:text-style-name="P7" draw:layer="layout" svg:width="9.99cm" svg:height="2.048cm" svg:x="8.563cm" svg:y="15.575cm">
          <text:p text:style-name="P3"><text:span text:style-name="T9">Licence 3 - Biologie</text:span></text:p>
          <text:p text:style-name="P3"><text:span text:style-name="T10">Durée : 3 ans, Lieu : Université Toulouse III</text:span></text:p>
          <text:p text:style-name="P3"><text:span text:style-name="T10">Traitement statistiques des données biologiques, écologie,</text:span></text:p>
          <text:p text:style-name="P3"><text:span text:style-name="T10">biologie animale et végét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3" draw:style-name="gr4" draw:text-style-name="P7" draw:layer="layout" svg:width="2.556cm" svg:height="0.716cm" svg:x="5.949cm" svg:y="13.584cm">
          <text:p text:style-name="P3"><text:span text:style-name="T8">2011 - 20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4" draw:text-style-name="P7" draw:layer="layout" svg:width="10.553cm" svg:height="2.048cm" svg:x="8.578cm" svg:y="13.575cm">
          <text:p text:style-name="P3"><text:span text:style-name="T9">Master 2 - Aménagement du Territoire et Télédétection</text:span></text:p>
          <text:p text:style-name="P3"><text:span text:style-name="T10">Durée : 1 an, Lieu : Université Toulouse III</text:span></text:p>
          <text:p text:style-name="P3"><text:span text:style-name="T10">Conception et gestion de bases de données, traitement</text:span></text:p>
          <text:p text:style-name="P3"><text:span text:style-name="T10">d’images satellites, Systèmes d’Information Géograph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3" draw:style-name="gr4" draw:text-style-name="P7" draw:layer="layout" svg:width="2.578cm" svg:height="0.716cm" svg:x="5.938cm" svg:y="10.684cm">
          <text:p text:style-name="P3"><text:span text:style-name="T8">2017 - 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4" draw:text-style-name="P7" draw:layer="layout" svg:width="9.842cm" svg:height="2.936cm" svg:x="8.607cm" svg:y="10.666cm">
          <text:p text:style-name="P3"><text:span text:style-name="T9">Licence 2 - Développeur web et logiciel</text:span></text:p>
          <text:p text:style-name="P3"><text:span text:style-name="T10">Durée : 11 mois, Lieu : Simplon Pamiers</text:span></text:p>
          <text:p text:style-name="P3"><text:span text:style-name="T10">Développement front-end et back-end, administration </text:span></text:p>
          <text:p text:style-name="P3"><text:span text:style-name="T10">systèmes, programmation d’objets connectés, conception</text:span></text:p>
          <text:p text:style-name="P3"><text:span text:style-name="T10">d’interfaces, gestion de projet en méthodologies agiles,</text:span></text:p>
          <text:p text:style-name="P3"><text:span text:style-name="T10">pédagogie active, pair programmi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7" draw:layer="layout" svg:width="6cm" svg:height="5.003cm" svg:x="0.4cm" svg:y="6.997cm">
          <draw:text-box>
            <text:p text:style-name="P15"><text:span text:style-name="T14">Gestion</text:span><text:span text:style-name="T15"> de </text:span><text:span text:style-name="T15">projet</text:span></text:p>
            <text:p text:style-name="P16"><text:span text:style-name="T16"/></text:p>
            <text:p text:style-name="P16"><text:span text:style-name="T16">Méthode </text:span><text:span text:style-name="T16">AGILES </text:span><text:span text:style-name="T16">(SCRUM)</text:span></text:p>
            <text:p text:style-name="P16"><text:span text:style-name="T16">Anglais fluide</text:span></text:p>
            <text:p text:style-name="P16"><text:span text:style-name="T16">Conception et </text:span><text:span text:style-name="T16">maquettage</text:span></text:p>
            <text:p text:style-name="P16"><text:span text:style-name="T16">Méthodologie</text:span><text:span text:style-name="T16">s MERISE, </text:span><text:span text:style-name="T16">UML</text:span></text:p>
            <text:p text:style-name="P16"><text:span text:style-name="T16">Maîtrise outils </text:span><text:span text:style-name="T16">collaboratifs,</text:span></text:p>
            <text:p text:style-name="P16"><text:span text:style-name="T16">outils de </text:span><text:span text:style-name="T16">planification</text:span></text:p>
            <text:p text:style-name="P16"><text:span text:style-name="T16">&amp; qualité web </text:span><text:span text:style-name="T16">(OPQUAST)</text:span></text:p>
            <text:p text:style-name="P16"><text:span text:style-name="T16"/></text:p>
          </draw:text-box>
        </draw:frame>
        <draw:frame draw:style-name="gr8" draw:text-style-name="P17" draw:layer="layout" svg:width="5.9cm" svg:height="8.081cm" svg:x="0.4cm" svg:y="11.2cm">
          <draw:text-box>
            <text:p text:style-name="P16"><text:span text:style-name="T15">Langages </text:span><text:span text:style-name="T15">/Framework</text:span><text:span text:style-name="T15">s</text:span></text:p>
            <text:p text:style-name="P16"><text:span text:style-name="T16"/></text:p>
            <text:p text:style-name="P16"><text:span text:style-name="T16">HTML</text:span></text:p>
            <text:p text:style-name="P16"><text:span text:style-name="T16">CSS</text:span></text:p>
            <text:p text:style-name="P16"><text:span text:style-name="T16">JQuery</text:span></text:p>
            <text:p text:style-name="P16"><text:span text:style-name="T16">Materialize</text:span></text:p>
            <text:p text:style-name="P16"><text:span text:style-name="T16">Bootstrap,</text:span></text:p>
            <text:p text:style-name="P16"><text:span text:style-name="T16">Material-UI</text:span></text:p>
            <text:p text:style-name="P16"><text:span text:style-name="T16">JavaScript,</text:span></text:p>
            <text:p text:style-name="P16"><text:span text:style-name="T16">ReactJS</text:span></text:p>
            <text:p text:style-name="P16"><text:span text:style-name="T16">NodeJS</text:span></text:p>
            <text:p text:style-name="P16"><text:span text:style-name="T16">ExpressJS</text:span></text:p>
            <text:p text:style-name="P16"><text:span text:style-name="T16">Potgresql, </text:span><text:span text:style-name="T16">Mysql</text:span></text:p>
            <text:p text:style-name="P16"><text:span text:style-name="T16">MongoDB, </text:span><text:span text:style-name="T16">DynamoDB</text:span></text:p>
            <text:p text:style-name="P16"><text:span text:style-name="T16">API : Leaflet, </text:span><text:span text:style-name="T16">google-maps</text:span></text:p>
            <text:p text:style-name="P16"><text:span text:style-name="T16">PHP, </text:span><text:span text:style-name="T16">Composer</text:span></text:p>
            <text:p text:style-name="P16"><text:span text:style-name="T16">AWS</text:span></text:p>
            <text:p text:style-name="P16"><text:span text:style-name="T16">GraphQL</text:span></text:p>
            <text:p text:style-name="P16"><text:span text:style-name="T16"/></text:p>
          </draw:text-box>
        </draw:frame>
        <draw:frame draw:style-name="gr9" draw:text-style-name="P17" draw:layer="layout" svg:width="4.8cm" svg:height="4.4cm" svg:x="0.4cm" svg:y="20.4cm">
          <draw:text-box>
            <text:p text:style-name="P3"><text:span text:style-name="T15">Nature</text:span></text:p>
            <text:p text:style-name="P3"><text:span text:style-name="T16">Sorties nature : ornithologie, mycologie, botanique.</text:span></text:p>
            <text:p text:style-name="P3"><text:span text:style-name="T16">Jardinage potager.</text:span></text:p>
            <text:p text:style-name="P3"><text:span text:style-name="T16">Randonnées : Pic d'Estats, MontCalm.</text:span></text:p>
            <text:p text:style-name="P3"><text:span text:style-name="T16">Cyclotourisme : canal du midi, Drôme à vélo.</text:span></text:p>
          </draw:text-box>
        </draw:frame>
        <draw:frame draw:style-name="gr10" draw:text-style-name="P17" draw:layer="layout" svg:width="4.8cm" svg:height="3cm" svg:x="0.4cm" svg:y="24.4cm">
          <draw:text-box>
            <text:p text:style-name="P3"><text:span text:style-name="T15">Sciences et techno</text:span></text:p>
            <text:p text:style-name="P3"><text:span text:style-name="T16">Astronomie</text:span></text:p>
            <text:p text:style-name="P3"><text:span text:style-name="T16">Physique quantique</text:span></text:p>
            <text:p text:style-name="P3"><text:span text:style-name="T16">Technologies du spatial</text:span></text:p>
            <text:p text:style-name="P3"><text:span text:style-name="T16">Raspberry, Arduino</text:span></text:p>
            <text:p text:style-name="P3"><text:span text:style-name="T16">Mobilité numérique</text:span></text:p>
          </draw:text-box>
        </draw:frame>
        <draw:frame draw:style-name="gr11" draw:text-style-name="P18" draw:layer="layout" svg:width="0.826cm" svg:height="0.826cm" svg:x="0.2cm" svg:y="1.843cm">
          <draw:image xlink:href="Pictures/100003660000388E0000388EC0DD5B4ED882A064.svg" xlink:type="simple" xlink:show="embed" xlink:actuate="onLoad">
            <text:p/>
          </draw:image>
          <draw:image xlink:href="Pictures/100002010000022300000223ABBED34375E526E6.png" xlink:type="simple" xlink:show="embed" xlink:actuate="onLoad"/>
        </draw:frame>
        <draw:frame draw:style-name="gr11" draw:text-style-name="P18" draw:layer="layout" svg:width="0.8cm" svg:height="0.628cm" svg:x="0.2cm" svg:y="3.3cm">
          <draw:image xlink:href="Pictures/100004B60000C5AA00009B55F2E566281C20F136.svg" xlink:type="simple" xlink:show="embed" xlink:actuate="onLoad">
            <text:p/>
          </draw:image>
          <draw:image xlink:href="Pictures/100002010000031E00000273ED3DB906B79EBE2B.png" xlink:type="simple" xlink:show="embed" xlink:actuate="onLoad"/>
        </draw:frame>
        <draw:frame draw:style-name="gr11" draw:text-style-name="P18" draw:layer="layout" svg:width="0.001cm" svg:height="0.001cm" svg:x="-4.88cm" svg:y="7.115cm">
          <draw:image xlink:href="Pictures/100007900000000000000000C4D7093B59F8A554.svg" xlink:type="simple" xlink:show="embed" xlink:actuate="onLoad">
            <text:p/>
          </draw:image>
        </draw:frame>
        <draw:frame draw:style-name="gr11" draw:text-style-name="P18" draw:layer="layout" svg:width="0.866cm" svg:height="0.866cm" svg:x="0.161cm" svg:y="4.581cm">
          <draw:image xlink:href="Pictures/1000074F00003CDE00003CDE07CFA24A33F7649E.svg" xlink:type="simple" xlink:show="embed" xlink:actuate="onLoad">
            <text:p/>
          </draw:image>
          <draw:image xlink:href="Pictures/100002010000024D0000024D2DC22380836D4E19.png" xlink:type="simple" xlink:show="embed" xlink:actuate="onLoad"/>
        </draw:frame>
        <draw:custom-shape draw:name="ZoneTexte 83" draw:style-name="gr4" draw:text-style-name="P7" draw:layer="layout" svg:width="1.477cm" svg:height="0.716cm" svg:x="6.489cm" svg:y="5.984cm">
          <text:p text:style-name="P3"><text:span text:style-name="T8">2018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4" draw:text-style-name="P7" draw:layer="layout" svg:width="9.736cm" svg:height="4.71cm" svg:x="8.664cm" svg:y="5.956cm">
          <text:p text:style-name="P3"><text:span text:style-name="T9">Stage - Développeur junior</text:span></text:p>
          <text:p text:style-name="P3"><text:span text:style-name="T10">Durée : 2,5 mois, Lieu : Adopte Ma Tomate</text:span></text:p>
          <text:p text:style-name="P3"><text:span text:style-name="T10">Application mobile fullstack JS</text:span></text:p>
          <text:p text:style-name="P3"><text:span text:style-name="T10">Développements « front-end » : ReactJS, Material-UI</text:span></text:p>
          <text:p text:style-name="P3"><text:span text:style-name="T10">&amp; « back-end » : NodeJS, GraphQL, DynamoDB</text:span></text:p>
          <text:p text:style-name="P3"><text:span text:style-name="T10">Application hébergé chez Amazon Web Services (AWS)</text:span></text:p>
          <text:p text:style-name="P3"><text:span text:style-name="T10">Conception d’UI et de composants React</text:span></text:p>
          <text:p text:style-name="P3"><text:span text:style-name="T10">Développement et implémentation de requêtes </text:span></text:p>
          <text:p text:style-name="P3"><text:span text:style-name="T10">avec une BDD NoSQL</text:span></text:p>
          <text:p text:style-name="P3"><text:span text:style-name="T10">Maquettage, diagramme d'actvité et de séquence (UML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4" svg:font-family="Calibri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3" svg:font-family="Calibri" style:font-family-generic="modern" style:font-pitch="variable"/>
    <style:font-face style:name="Noto Sans CJK SC Regular1" svg:font-family="'Noto Sans CJK SC Regular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9.05cm" fo:page-height="27.51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e_20_de_20_titre-title">
      <style:graphic-properties draw:stroke="none" svg:stroke-width="0cm" draw:fill="none" draw:textarea-vertical-align="middle" draw:auto-grow-height="false" draw:fit-to-size="false" fo:min-height="4.595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5.95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6" draw:layer="backgroundobjects" svg:width="16.192cm" svg:height="5.897cm" svg:x="1.429cm" svg:y="8.548cm" presentation:class="title" presentation:user-transformed="true">
        <draw:text-box>
          <text:p text:style-name="MP5"><text:span text:style-name="MT2">Modifiez le </text:span><text:span text:style-name="MT2">style du titre</text:span></text:p>
        </draw:text-box>
      </draw:frame>
      <draw:frame draw:name="Espace réservé de la date 3" presentation:style-name="Mpr2" draw:text-style-name="MP8" draw:layer="backgroundobjects" svg:width="4.444cm" svg:height="1.464cm" svg:x="0.953cm" svg:y="25.504cm" presentation:class="date-time" presentation:user-transformed="true">
        <draw:text-box>
          <text:p text:style-name="MP7"><text:span text:style-name="MT3"><text:date style:data-style-name="D1" text:date-value="2018-09-16">16/09/2018</text:date></text:span></text:p>
        </draw:text-box>
      </draw:frame>
      <draw:frame draw:name="Espace réservé du pied de page 4" presentation:style-name="Mpr2" draw:text-style-name="MP8" draw:layer="backgroundobjects" svg:width="6.032cm" svg:height="1.464cm" svg:x="6.509cm" svg:y="25.504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4.444cm" svg:height="1.464cm" svg:x="13.653cm" svg:y="25.504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draw:frame presentation:style-name="Diapositive_20_de_20_titre-outline1" draw:layer="backgroundobjects" svg:width="17.144cm" svg:height="15.958cm" svg:x="0.952cm" svg:y="6.438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V Mehdi Lefeuvre</dc:title>
    <meta:initial-creator>4S1M0V</meta:initial-creator>
    <meta:editing-cycles>124</meta:editing-cycles>
    <meta:creation-date>2016-10-08T20:47:15</meta:creation-date>
    <dc:date>2018-09-16T02:27:23.084945816</dc:date>
    <meta:editing-duration>PT7H9M22S</meta:editing-duration>
    <meta:generator>LibreOffice/5.1.6.2$Linux_X86_64 LibreOffice_project/10m0$Build-2</meta:generator>
    <dc:subject>CV</dc:subject>
    <meta:document-statistic meta:object-count="6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Format A4 (210 x 297 mm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